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90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600"/>
    </style:style>
    <style:style style:name="ce6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0pt" style:font-size-asian="10pt" style:font-size-complex="10pt"/>
    </style:style>
    <style:style style:name="ce67" style:family="table-cell" style:parent-style-name="Default">
      <style:table-cell-properties fo:border="none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ffcc99" fo:border-left="none" fo:border-right="none" fo:border-top="0.06pt solid #000000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600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7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7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ff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6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8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 table:style-name="ce37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 (PairWise)" table:style-name="ta1">
        <table:table-column table:style-name="co1" table:number-columns-repeated="1022" table:default-cell-style-name="ce3"/>
        <table:table-row table:style-name="ro7">
          <table:table-cell table:style-name="ce39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/>
          <table:table-cell/>
          <table:table-cell table:style-name="ce49" office:value-type="string" calcext:value-type="string" table:number-columns-spanned="6" table:number-rows-spanned="2">
            <text:p>SFV – Segment Length = 5 frames for layer 1. Using libLinear. PCA: 90% of Energy</text:p>
          </table:table-cell>
          <table:covered-table-cell table:number-columns-repeated="5"/>
          <table:table-cell/>
          <table:table-cell table:style-name="ce60" office:value-type="string" calcext:value-type="string" table:number-columns-spanned="6" table:number-rows-spanned="1">
            <text:p>SFV – Segment Length = 5 frames for layer 1. Using libLinear. Random Projection Using same dimension as PCA</text:p>
          </table:table-cell>
          <table:covered-table-cell table:number-columns-repeated="5" table:style-name="ce9"/>
          <table:table-cell table:number-columns-repeated="1002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44"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3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2" table:style-name="ce44" office:value-type="float" office:value="60" calcext:value-type="float">
            <text:p>60.00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8.5714" calcext:value-type="float">
            <text:p>48.57</text:p>
          </table:table-cell>
          <table:table-cell table:style-name="ce44" office:value-type="float" office:value="49.5238" calcext:value-type="float">
            <text:p>49.52</text:p>
          </table:table-cell>
          <table:table-cell table:style-name="ce44" office:value-type="float" office:value="48.5714" calcext:value-type="float">
            <text:p>48.57</text:p>
          </table:table-cell>
          <table:table-cell table:style-name="ce44" office:value-type="float" office:value="49.5238" calcext:value-type="float">
            <text:p>49.52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7619" calcext:value-type="float">
            <text:p>44.76</text:p>
          </table:table-cell>
          <table:table-cell table:style-name="ce44" office:value-type="float" office:value="45.7143" calcext:value-type="float">
            <text:p>45.71</text:p>
          </table:table-cell>
          <table:table-cell table:style-name="ce44" office:value-type="float" office:value="47.619" calcext:value-type="float">
            <text:p>47.6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4.4444" calcext:value-type="float">
            <text:p>64.44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3" table:style-name="ce44" office:value-type="float" office:value="48.8889" calcext:value-type="float">
            <text:p>48.89</text:p>
          </table:table-cell>
          <table:table-cell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31.1111" calcext:value-type="float">
            <text:p>31.11</text:p>
          </table:table-cell>
          <table:table-cell table:number-columns-repeated="2" table:style-name="ce44" office:value-type="float" office:value="33.3333" calcext:value-type="float">
            <text:p>33.33</text:p>
          </table:table-cell>
          <table:table-cell table:style-name="ce44" office:value-type="float" office:value="31.1111" calcext:value-type="float">
            <text:p>3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4" table:style-name="ce44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24.4444" calcext:value-type="float">
            <text:p>24.44</text:p>
          </table:table-cell>
          <table:table-cell table:number-columns-repeated="3" table:style-name="ce44" office:value-type="float" office:value="28.8889" calcext:value-type="float">
            <text:p>28.89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1" table:formula="of:=AVERAGE([.C6:.C15])" office:value-type="float" office:value="52.09523" calcext:value-type="float">
            <text:p>52.10</text:p>
          </table:table-cell>
          <table:table-cell table:style-name="ce46" table:formula="of:=AVERAGE([.D6:.D15])" office:value-type="float" office:value="49.71428" calcext:value-type="float">
            <text:p>49.71</text:p>
          </table:table-cell>
          <table:table-cell table:style-name="ce48" table:formula="of:=AVERAGE([.E6:.E15])" office:value-type="float" office:value="49.26984" calcext:value-type="float">
            <text:p>49.27</text:p>
          </table:table-cell>
          <table:table-cell table:style-name="ce45" table:formula="of:=AVERAGE([.F6:.F15])" office:value-type="float" office:value="48.95238" calcext:value-type="float">
            <text:p>48.95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J6:.J15])" office:value-type="float" office:value="49.74603" calcext:value-type="float">
            <text:p>49.75</text:p>
          </table:table-cell>
          <table:table-cell table:style-name="ce46" table:formula="of:=AVERAGE([.K6:.K15])" office:value-type="float" office:value="50.28572" calcext:value-type="float">
            <text:p>50.29</text:p>
          </table:table-cell>
          <table:table-cell table:style-name="ce54" table:formula="of:=AVERAGE([.L6:.L15])" office:value-type="float" office:value="50.41271" calcext:value-type="float">
            <text:p>50.41</text:p>
          </table:table-cell>
          <table:table-cell table:style-name="ce45" table:formula="of:=AVERAGE([.M6:.M15])" office:value-type="float" office:value="50.50793" calcext:value-type="float">
            <text:p>50.51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1" table:formula="of:=AVERAGE([.Q6:.Q15])" office:value-type="float" office:value="52.22223" calcext:value-type="float">
            <text:p>52.22</text:p>
          </table:table-cell>
          <table:table-cell table:style-name="ce46" table:formula="of:=AVERAGE([.R6:.R15])" office:value-type="float" office:value="51.36507" calcext:value-type="float">
            <text:p>51.37</text:p>
          </table:table-cell>
          <table:table-cell table:style-name="ce62" table:formula="of:=AVERAGE([.S6:.S15])" office:value-type="float" office:value="51.90475" calcext:value-type="float">
            <text:p>51.90</text:p>
          </table:table-cell>
          <table:table-cell table:style-name="ce45" table:formula="of:=AVERAGE([.T6:.T15])" office:value-type="float" office:value="51.20635" calcext:value-type="float">
            <text:p>51.21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style-name="ce56" office:value-type="float" office:value="57.7778" calcext:value-type="float">
            <text:p>57.78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55" office:value-type="float" office:value="71.1111" calcext:value-type="float">
            <text:p>71.11</text:p>
          </table:table-cell>
          <table:table-cell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2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1.9048" calcext:value-type="float">
            <text:p>41.90</text:p>
          </table:table-cell>
          <table:table-cell table:number-columns-repeated="3" table:style-name="ce44" office:value-type="float" office:value="42.8571" calcext:value-type="float">
            <text:p>4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2" table:style-name="ce44" office:value-type="float" office:value="51.4286" calcext:value-type="float">
            <text:p>51.43</text:p>
          </table:table-cell>
          <table:table-cell table:style-name="ce56" office:value-type="float" office:value="52.381" calcext:value-type="float">
            <text:p>52.38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2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56" office:value-type="float" office:value="60" calcext:value-type="float">
            <text:p>60.00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style-name="ce56" office:value-type="float" office:value="62.2222" calcext:value-type="float">
            <text:p>62.22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37.7778" calcext:value-type="float">
            <text:p>37.78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2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56" office:value-type="float" office:value="71.1111" calcext:value-type="float">
            <text:p>71.11</text:p>
          </table:table-cell>
          <table:table-cell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56" office:value-type="float" office:value="68.8889" calcext:value-type="float">
            <text:p>68.89</text:p>
          </table:table-cell>
          <table:table-cell table:style-name="ce44" office:value-type="float" office:value="73.3333" calcext:value-type="float">
            <text:p>7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2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56" office:value-type="float" office:value="71.1111" calcext:value-type="float">
            <text:p>71.11</text:p>
          </table:table-cell>
          <table:table-cell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56" office:value-type="float" office:value="66.6667" calcext:value-type="float">
            <text:p>66.67</text:p>
          </table:table-cell>
          <table:table-cell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64.4444" calcext:value-type="float">
            <text:p>64.44</text:p>
          </table:table-cell>
          <table:table-cell table:style-name="ce56" office:value-type="float" office:value="64.4444" calcext:value-type="float">
            <text:p>64.44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56" office:value-type="float" office:value="55.5556" calcext:value-type="float">
            <text:p>55.56</text:p>
          </table:table-cell>
          <table:table-cell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35.5556" calcext:value-type="float">
            <text:p>35.56</text:p>
          </table:table-cell>
          <table:table-cell table:style-name="ce44" office:value-type="float" office:value="33.3333" calcext:value-type="float">
            <text:p>33.33</text:p>
          </table:table-cell>
          <table:table-cell table:number-columns-repeated="2" table:style-name="ce44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3" table:formula="of:=AVERAGE([.C21:.C30])" office:value-type="float" office:value="52.6349" calcext:value-type="float">
            <text:p>52.63</text:p>
          </table:table-cell>
          <table:table-cell table:style-name="ce46" table:formula="of:=AVERAGE([.D21:.D30])" office:value-type="float" office:value="50.28571" calcext:value-type="float">
            <text:p>50.29</text:p>
          </table:table-cell>
          <table:table-cell table:style-name="ce48" table:formula="of:=AVERAGE([.E21:.E30])" office:value-type="float" office:value="48.79365" calcext:value-type="float">
            <text:p>48.79</text:p>
          </table:table-cell>
          <table:table-cell table:style-name="ce45" table:formula="of:=AVERAGE([.F21:.F30])" office:value-type="float" office:value="49.14286" calcext:value-type="float">
            <text:p>49.14</text:p>
          </table:table-cell>
          <table:table-cell table:number-columns-repeated="2"/>
          <table:table-cell table:style-name="ce50" office:value-type="string" calcext:value-type="string">
            <text:p>average</text:p>
          </table:table-cell>
          <table:table-cell table:style-name="ce51" table:formula="of:=AVERAGE([.J21:.J30])" office:value-type="float" office:value="55.96826" calcext:value-type="float">
            <text:p>55.97</text:p>
          </table:table-cell>
          <table:table-cell table:style-name="ce46" table:formula="of:=AVERAGE([.K21:.K30])" office:value-type="float" office:value="56.50794" calcext:value-type="float">
            <text:p>56.51</text:p>
          </table:table-cell>
          <table:table-cell table:style-name="ce57" table:formula="of:=AVERAGE([.L21:.L30])" office:value-type="float" office:value="56.73016" calcext:value-type="float">
            <text:p>56.73</text:p>
          </table:table-cell>
          <table:table-cell table:style-name="ce51" table:formula="of:=AVERAGE([.M21:.M30])" office:value-type="float" office:value="56.73016" calcext:value-type="float">
            <text:p>56.73</text:p>
          </table:table-cell>
          <table:table-cell table:number-columns-repeated="2"/>
          <table:table-cell table:style-name="ce50" office:value-type="string" calcext:value-type="string">
            <text:p>average</text:p>
          </table:table-cell>
          <table:table-cell table:style-name="ce51" table:formula="of:=AVERAGE([.Q21:.Q30])" office:value-type="float" office:value="52.92064" calcext:value-type="float">
            <text:p>52.92</text:p>
          </table:table-cell>
          <table:table-cell table:style-name="ce46" table:formula="of:=AVERAGE([.R21:.R30])" office:value-type="float" office:value="52.92062" calcext:value-type="float">
            <text:p>52.92</text:p>
          </table:table-cell>
          <table:table-cell table:style-name="ce63" table:formula="of:=AVERAGE([.S21:.S30])" office:value-type="float" office:value="53.68254" calcext:value-type="float">
            <text:p>53.68</text:p>
          </table:table-cell>
          <table:table-cell table:style-name="ce51" table:formula="of:=AVERAGE([.T21:.T30])" office:value-type="float" office:value="53.33332" calcext:value-type="float">
            <text:p>53.33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33.3333" calcext:value-type="float">
            <text:p>33.33</text:p>
          </table:table-cell>
          <table:table-cell table:style-name="ce44" office:value-type="float" office:value="28.8889" calcext:value-type="float">
            <text:p>28.89</text:p>
          </table:table-cell>
          <table:table-cell table:style-name="ce44" office:value-type="float" office:value="24.4444" calcext:value-type="float">
            <text:p>24.44</text:p>
          </table:table-cell>
          <table:table-cell table:style-name="ce44" office:value-type="float" office:value="26.6667" calcext:value-type="float">
            <text:p>2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2.2222" calcext:value-type="float">
            <text:p>42.22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3" table:style-name="ce44" office:value-type="float" office:value="20" calcext:value-type="float">
            <text:p>20.00</text:p>
          </table:table-cell>
          <table:table-cell table:style-name="ce44" office:value-type="float" office:value="17.7778" calcext:value-type="float">
            <text:p>1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63.8095" calcext:value-type="float">
            <text:p>63.81</text:p>
          </table:table-cell>
          <table:table-cell table:style-name="ce44" office:value-type="float" office:value="62.8571" calcext:value-type="float">
            <text:p>62.86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0.9524" calcext:value-type="float">
            <text:p>60.95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4" table:style-name="ce44" office:value-type="float" office:value="38.0952" calcext:value-type="float">
            <text:p>38.1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44" office:value-type="float" office:value="38.0952" calcext:value-type="float">
            <text:p>38.10</text:p>
          </table:table-cell>
          <table:table-cell table:style-name="ce44" office:value-type="float" office:value="39.0476" calcext:value-type="float">
            <text:p>39.05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22.2222" calcext:value-type="float">
            <text:p>22.22</text:p>
          </table:table-cell>
          <table:table-cell table:style-name="ce44" office:value-type="float" office:value="24.4444" calcext:value-type="float">
            <text:p>24.44</text:p>
          </table:table-cell>
          <table:table-cell table:style-name="ce44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33.3333" calcext:value-type="float">
            <text:p>33.33</text:p>
          </table:table-cell>
          <table:table-cell table:number-columns-repeated="2" table:style-name="ce44" office:value-type="float" office:value="40" calcext:value-type="float">
            <text:p>40.00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42.2222" calcext:value-type="float">
            <text:p>42.22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number-columns-repeated="2"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3" table:style-name="ce44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2" table:style-name="ce44" office:value-type="float" office:value="66.6667" calcext:value-type="float">
            <text:p>66.67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2"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4" table:style-name="ce44" office:value-type="float" office:value="33.3333" calcext:value-type="float">
            <text:p>3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4" table:style-name="ce44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48.8889" calcext:value-type="float">
            <text:p>48.89</text:p>
          </table:table-cell>
          <table:table-cell table:number-columns-repeated="3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1" table:formula="of:=AVERAGE([.C36:.C45])" office:value-type="float" office:value="52.15872" calcext:value-type="float">
            <text:p>52.16</text:p>
          </table:table-cell>
          <table:table-cell table:style-name="ce46" table:formula="of:=AVERAGE([.D36:.D45])" office:value-type="float" office:value="50.06348" calcext:value-type="float">
            <text:p>50.06</text:p>
          </table:table-cell>
          <table:table-cell table:style-name="ce48" table:formula="of:=AVERAGE([.E36:.E45])" office:value-type="float" office:value="48" calcext:value-type="float">
            <text:p>48.00</text:p>
          </table:table-cell>
          <table:table-cell table:style-name="ce45" table:formula="of:=AVERAGE([.F36:.F45])" office:value-type="float" office:value="48.53968" calcext:value-type="float">
            <text:p>48.54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J36:.J45])" office:value-type="float" office:value="51.36507" calcext:value-type="float">
            <text:p>51.37</text:p>
          </table:table-cell>
          <table:table-cell table:style-name="ce46" table:formula="of:=AVERAGE([.K36:.K45])" office:value-type="float" office:value="52.25396" calcext:value-type="float">
            <text:p>52.25</text:p>
          </table:table-cell>
          <table:table-cell table:style-name="ce58" table:formula="of:=AVERAGE([.L36:.L45])" office:value-type="float" office:value="51.80951" calcext:value-type="float">
            <text:p>51.81</text:p>
          </table:table-cell>
          <table:table-cell table:style-name="ce45" table:formula="of:=AVERAGE([.M36:.M45])" office:value-type="float" office:value="52.25394" calcext:value-type="float">
            <text:p>52.25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Q36:.Q45])" office:value-type="float" office:value="46.25396" calcext:value-type="float">
            <text:p>46.25</text:p>
          </table:table-cell>
          <table:table-cell table:style-name="ce41" table:formula="of:=AVERAGE([.R36:.R45])" office:value-type="float" office:value="47.14284" calcext:value-type="float">
            <text:p>47.14</text:p>
          </table:table-cell>
          <table:table-cell table:style-name="ce62" table:formula="of:=AVERAGE([.S36:.S45])" office:value-type="float" office:value="46.92062" calcext:value-type="float">
            <text:p>46.92</text:p>
          </table:table-cell>
          <table:table-cell table:style-name="ce45" table:formula="of:=AVERAGE([.T36:.T45])" office:value-type="float" office:value="46.57142" calcext:value-type="float">
            <text:p>46.57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44" office:value-type="float" office:value="31.1111" calcext:value-type="float">
            <text:p>31.11</text:p>
          </table:table-cell>
          <table:table-cell table:number-columns-repeated="2" table:style-name="ce44" office:value-type="float" office:value="33.3333" calcext:value-type="float">
            <text:p>3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44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3"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64.7619" calcext:value-type="float">
            <text:p>64.76</text:p>
          </table:table-cell>
          <table:table-cell table:style-name="ce44" office:value-type="float" office:value="65.7143" calcext:value-type="float">
            <text:p>65.71</text:p>
          </table:table-cell>
          <table:table-cell table:style-name="ce44" office:value-type="float" office:value="63.8095" calcext:value-type="float">
            <text:p>63.81</text:p>
          </table:table-cell>
          <table:table-cell table:style-name="ce44" office:value-type="float" office:value="62.8571" calcext:value-type="float">
            <text:p>6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44" office:value-type="float" office:value="40.9524" calcext:value-type="float">
            <text:p>40.95</text:p>
          </table:table-cell>
          <table:table-cell table:style-name="ce44" office:value-type="float" office:value="43.8095" calcext:value-type="float">
            <text:p>43.81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55.2381" calcext:value-type="float">
            <text:p>55.24</text:p>
          </table:table-cell>
          <table:table-cell table:number-columns-repeated="3" table:style-name="ce44" office:value-type="float" office:value="54.2857" calcext:value-type="float">
            <text:p>54.29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48.8889" calcext:value-type="float">
            <text:p>48.89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26.6667" calcext:value-type="float">
            <text:p>26.67</text:p>
          </table:table-cell>
          <table:table-cell table:number-columns-repeated="3" table:style-name="ce44" office:value-type="float" office:value="24.4444" calcext:value-type="float">
            <text:p>2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2"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3"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44" office:value-type="float" office:value="35.5556" calcext:value-type="float">
            <text:p>35.56</text:p>
          </table:table-cell>
          <table:table-cell table:style-name="ce44" office:value-type="float" office:value="33.3333" calcext:value-type="float">
            <text:p>33.33</text:p>
          </table:table-cell>
          <table:table-cell table:style-name="ce44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73.3333" calcext:value-type="float">
            <text:p>73.33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48.8889" calcext:value-type="float">
            <text:p>48.89</text:p>
          </table:table-cell>
          <table:table-cell table:number-columns-repeated="2"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71.1111" calcext:value-type="float">
            <text:p>7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68.8889" calcext:value-type="float">
            <text:p>68.89</text:p>
          </table:table-cell>
          <table:table-cell table:number-columns-repeated="2" table:style-name="ce44" office:value-type="float" office:value="73.3333" calcext:value-type="float">
            <text:p>73.33</text:p>
          </table:table-cell>
          <table:table-cell table:style-name="ce44" office:value-type="float" office:value="71.1111" calcext:value-type="float">
            <text:p>71.11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35.5556" calcext:value-type="float">
            <text:p>35.56</text:p>
          </table:table-cell>
          <table:table-cell table:number-columns-repeated="2" table:style-name="ce44" office:value-type="float" office:value="42.2222" calcext:value-type="float">
            <text:p>42.22</text:p>
          </table:table-cell>
          <table:table-cell table:style-name="ce44" office:value-type="float" office:value="35.5556" calcext:value-type="float">
            <text:p>3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5" table:formula="of:=AVERAGE([.C51:.C60])" office:value-type="float" office:value="52.03173" calcext:value-type="float">
            <text:p>52.03</text:p>
          </table:table-cell>
          <table:table-cell table:style-name="ce47" table:formula="of:=AVERAGE([.D51:.D60])" office:value-type="float" office:value="53.01588" calcext:value-type="float">
            <text:p>53.02</text:p>
          </table:table-cell>
          <table:table-cell table:style-name="ce48" table:formula="of:=AVERAGE([.E51:.E60])" office:value-type="float" office:value="52.60317" calcext:value-type="float">
            <text:p>52.60</text:p>
          </table:table-cell>
          <table:table-cell table:style-name="ce45" table:formula="of:=AVERAGE([.F51:.F60])" office:value-type="float" office:value="52.28571" calcext:value-type="float">
            <text:p>52.29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52" table:formula="of:=AVERAGE([.J51:.J60])" office:value-type="float" office:value="50.98413" calcext:value-type="float">
            <text:p>50.98</text:p>
          </table:table-cell>
          <table:table-cell table:style-name="ce53" table:formula="of:=AVERAGE([.K51:.K60])" office:value-type="float" office:value="51.6508" calcext:value-type="float">
            <text:p>51.65</text:p>
          </table:table-cell>
          <table:table-cell table:style-name="ce59" table:formula="of:=AVERAGE([.L51:.L60])" office:value-type="float" office:value="50.98413" calcext:value-type="float">
            <text:p>50.98</text:p>
          </table:table-cell>
          <table:table-cell table:style-name="ce52" table:formula="of:=AVERAGE([.M51:.M60])" office:value-type="float" office:value="50.8254" calcext:value-type="float">
            <text:p>50.83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1" table:formula="of:=AVERAGE([.Q51:.Q60])" office:value-type="float" office:value="49.52381" calcext:value-type="float">
            <text:p>49.52</text:p>
          </table:table-cell>
          <table:table-cell table:style-name="ce61" table:formula="of:=AVERAGE([.R51:.R60])" office:value-type="float" office:value="48.09523" calcext:value-type="float">
            <text:p>48.10</text:p>
          </table:table-cell>
          <table:table-cell table:style-name="ce48" table:formula="of:=AVERAGE([.S51:.S60])" office:value-type="float" office:value="47.87301" calcext:value-type="float">
            <text:p>47.87</text:p>
          </table:table-cell>
          <table:table-cell table:style-name="ce51" table:formula="of:=AVERAGE([.T51:.T60])" office:value-type="float" office:value="49.20634" calcext:value-type="float">
            <text:p>49.21</text:p>
          </table:table-cell>
          <table:table-cell table:number-columns-repeated="1002"/>
        </table:table-row>
        <table:table-row table:style-name="ro1" table:number-rows-repeated="104851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ListWise" table:style-name="ta1">
        <table:table-column table:style-name="co1" table:default-cell-style-name="ce66"/>
        <table:table-column table:style-name="co1" table:default-cell-style-name="ce6"/>
        <table:table-column table:style-name="co1" table:number-columns-repeated="3" table:default-cell-style-name="ce44"/>
        <table:table-column table:style-name="co1" table:default-cell-style-name="Default"/>
        <table:table-column table:style-name="co1" table:default-cell-style-name="ce66"/>
        <table:table-column table:style-name="co1" table:default-cell-style-name="ce6"/>
        <table:table-column table:style-name="co1" table:number-columns-repeated="3" table:default-cell-style-name="ce44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3" table:default-cell-style-name="ce44"/>
        <table:table-row table:style-name="ro1">
          <table:table-cell table:style-name="ce64" office:value-type="string" calcext:value-type="string" table:number-columns-spanned="5" table:number-rows-spanned="5">
            <text:p>FV – One vector per video. Using libLinear</text:p>
          </table:table-cell>
          <table:covered-table-cell table:number-columns-repeated="4" table:style-name="ce3"/>
          <table:table-cell/>
          <table:table-cell table:style-name="ce64" office:value-type="string" calcext:value-type="string" table:number-columns-spanned="5" table:number-rows-spanned="5">
            <text:p>SFV – Segment Length = 5 frames for layer 1. Using libLinear. PCA: 90% of Energy</text:p>
          </table:table-cell>
          <table:covered-table-cell table:number-columns-repeated="4" table:style-name="ce3"/>
          <table:table-cell/>
          <table:table-cell table:style-name="ce73" office:value-type="string" calcext:value-type="string" table:number-columns-spanned="5" table:number-rows-spanned="5">
            <text:p>SFV – Segment Length = 5 frames for layer 1. Using libLinear. Random Projection Using same dimension as PCA</text:p>
          </table:table-cell>
          <table:covered-table-cell table:number-columns-repeated="4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3.4228" calcext:value-type="float">
            <text:p>73.42</text:p>
          </table:table-cell>
          <table:table-cell office:value-type="float" office:value="50.7235" calcext:value-type="float">
            <text:p>50.72</text:p>
          </table:table-cell>
          <table:table-cell office:value-type="float" office:value="47.4877" calcext:value-type="float">
            <text:p>47.4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1.273" calcext:value-type="float">
            <text:p>81.27</text:p>
          </table:table-cell>
          <table:table-cell office:value-type="float" office:value="65.3303" calcext:value-type="float">
            <text:p>65.33</text:p>
          </table:table-cell>
          <table:table-cell office:value-type="float" office:value="59.0653" calcext:value-type="float">
            <text:p>59.0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0.3914" calcext:value-type="float">
            <text:p>80.39</text:p>
          </table:table-cell>
          <table:table-cell office:value-type="float" office:value="55.4985" calcext:value-type="float">
            <text:p>55.50</text:p>
          </table:table-cell>
          <table:table-cell office:value-type="float" office:value="58.7265" calcext:value-type="float">
            <text:p>58.7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455" calcext:value-type="float">
            <text:p>78.46</text:p>
          </table:table-cell>
          <table:table-cell office:value-type="float" office:value="62.6199" calcext:value-type="float">
            <text:p>62.62</text:p>
          </table:table-cell>
          <table:table-cell office:value-type="float" office:value="56.1331" calcext:value-type="float">
            <text:p>56.13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7.3509" calcext:value-type="float">
            <text:p>87.35</text:p>
          </table:table-cell>
          <table:table-cell office:value-type="float" office:value="67.2397" calcext:value-type="float">
            <text:p>67.24</text:p>
          </table:table-cell>
          <table:table-cell office:value-type="float" office:value="62.8973" calcext:value-type="float">
            <text:p>62.9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2.7402" calcext:value-type="float">
            <text:p>92.74</text:p>
          </table:table-cell>
          <table:table-cell office:value-type="float" office:value="91.3801" calcext:value-type="float">
            <text:p>91.38</text:p>
          </table:table-cell>
          <table:table-cell office:value-type="float" office:value="85.9292" calcext:value-type="float">
            <text:p>85.9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6.5351" calcext:value-type="float">
            <text:p>86.54</text:p>
          </table:table-cell>
          <table:table-cell office:value-type="float" office:value="56.4857" calcext:value-type="float">
            <text:p>56.49</text:p>
          </table:table-cell>
          <table:table-cell office:value-type="float" office:value="59.6167" calcext:value-type="float">
            <text:p>59.62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2.1222" calcext:value-type="float">
            <text:p>82.12</text:p>
          </table:table-cell>
          <table:table-cell office:value-type="float" office:value="41.6359" calcext:value-type="float">
            <text:p>41.64</text:p>
          </table:table-cell>
          <table:table-cell office:value-type="float" office:value="42.6771" calcext:value-type="float">
            <text:p>42.6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8.9348" calcext:value-type="float">
            <text:p>88.93</text:p>
          </table:table-cell>
          <table:table-cell office:value-type="float" office:value="65.1503" calcext:value-type="float">
            <text:p>65.15</text:p>
          </table:table-cell>
          <table:table-cell office:value-type="float" office:value="80.127" calcext:value-type="float">
            <text:p>80.1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8.1058" calcext:value-type="float">
            <text:p>78.11</text:p>
          </table:table-cell>
          <table:table-cell office:value-type="float" office:value="54.35" calcext:value-type="float">
            <text:p>54.35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9.3787" calcext:value-type="float">
            <text:p>89.38</text:p>
          </table:table-cell>
          <table:table-cell office:value-type="float" office:value="88.5102" calcext:value-type="float">
            <text:p>88.51</text:p>
          </table:table-cell>
          <table:table-cell office:value-type="float" office:value="79.508" calcext:value-type="float">
            <text:p>79.5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2.8039" calcext:value-type="float">
            <text:p>82.80</text:p>
          </table:table-cell>
          <table:table-cell office:value-type="float" office:value="63.8786" calcext:value-type="float">
            <text:p>63.88</text:p>
          </table:table-cell>
          <table:table-cell office:value-type="float" office:value="78.2158" calcext:value-type="float">
            <text:p>78.22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9.3189" calcext:value-type="float">
            <text:p>79.32</text:p>
          </table:table-cell>
          <table:table-cell office:value-type="float" office:value="70.459" calcext:value-type="float">
            <text:p>70.46</text:p>
          </table:table-cell>
          <table:table-cell office:value-type="float" office:value="65.7654" calcext:value-type="float">
            <text:p>65.7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1.6411" calcext:value-type="float">
            <text:p>81.64</text:p>
          </table:table-cell>
          <table:table-cell office:value-type="float" office:value="59.2118" calcext:value-type="float">
            <text:p>59.21</text:p>
          </table:table-cell>
          <table:table-cell office:value-type="float" office:value="66.527" calcext:value-type="float">
            <text:p>66.5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7.6207" calcext:value-type="float">
            <text:p>67.62</text:p>
          </table:table-cell>
          <table:table-cell office:value-type="float" office:value="44.4593" calcext:value-type="float">
            <text:p>44.46</text:p>
          </table:table-cell>
          <table:table-cell office:value-type="float" office:value="41.6454" calcext:value-type="float">
            <text:p>41.65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7319" calcext:value-type="float">
            <text:p>72.73</text:p>
          </table:table-cell>
          <table:table-cell office:value-type="float" office:value="46.9733" calcext:value-type="float">
            <text:p>46.97</text:p>
          </table:table-cell>
          <table:table-cell office:value-type="float" office:value="44.7159" calcext:value-type="float">
            <text:p>44.7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4.3223" calcext:value-type="float">
            <text:p>74.32</text:p>
          </table:table-cell>
          <table:table-cell office:value-type="float" office:value="44.7022" calcext:value-type="float">
            <text:p>44.70</text:p>
          </table:table-cell>
          <table:table-cell office:value-type="float" office:value="42.8471" calcext:value-type="float">
            <text:p>42.85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9.6231" calcext:value-type="float">
            <text:p>79.62</text:p>
          </table:table-cell>
          <table:table-cell office:value-type="float" office:value="51.2267" calcext:value-type="float">
            <text:p>51.23</text:p>
          </table:table-cell>
          <table:table-cell office:value-type="float" office:value="46.4957" calcext:value-type="float">
            <text:p>46.5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5.5907" calcext:value-type="float">
            <text:p>85.59</text:p>
          </table:table-cell>
          <table:table-cell office:value-type="float" office:value="58.9847" calcext:value-type="float">
            <text:p>58.98</text:p>
          </table:table-cell>
          <table:table-cell office:value-type="float" office:value="62.3369" calcext:value-type="float">
            <text:p>62.3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6.9081" calcext:value-type="float">
            <text:p>86.91</text:p>
          </table:table-cell>
          <table:table-cell office:value-type="float" office:value="52.731" calcext:value-type="float">
            <text:p>52.73</text:p>
          </table:table-cell>
          <table:table-cell office:value-type="float" office:value="55.9775" calcext:value-type="float">
            <text:p>55.98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3.8939" calcext:value-type="float">
            <text:p>83.89</text:p>
          </table:table-cell>
          <table:table-cell office:value-type="float" office:value="52.6348" calcext:value-type="float">
            <text:p>52.63</text:p>
          </table:table-cell>
          <table:table-cell office:value-type="float" office:value="52.1857" calcext:value-type="float">
            <text:p>52.19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90.3209" calcext:value-type="float">
            <text:p>90.32</text:p>
          </table:table-cell>
          <table:table-cell office:value-type="float" office:value="61.8862" calcext:value-type="float">
            <text:p>61.89</text:p>
          </table:table-cell>
          <table:table-cell office:value-type="float" office:value="61.6076" calcext:value-type="float">
            <text:p>61.6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6703" calcext:value-type="float">
            <text:p>77.67</text:p>
          </table:table-cell>
          <table:table-cell office:value-type="float" office:value="56.8759" calcext:value-type="float">
            <text:p>56.88</text:p>
          </table:table-cell>
          <table:table-cell office:value-type="float" office:value="57.9547" calcext:value-type="float">
            <text:p>57.9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93.775" calcext:value-type="float">
            <text:p>93.78</text:p>
          </table:table-cell>
          <table:table-cell office:value-type="float" office:value="80.3568" calcext:value-type="float">
            <text:p>80.36</text:p>
          </table:table-cell>
          <table:table-cell office:value-type="float" office:value="82.805" calcext:value-type="float">
            <text:p>82.8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81.9497" calcext:value-type="float">
            <text:p>81.95</text:p>
          </table:table-cell>
          <table:table-cell office:value-type="float" office:value="55.6031" calcext:value-type="float">
            <text:p>55.60</text:p>
          </table:table-cell>
          <table:table-cell office:value-type="float" office:value="62.2597" calcext:value-type="float">
            <text:p>62.2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77.6365" calcext:value-type="float">
            <text:p>77.64</text:p>
          </table:table-cell>
          <table:table-cell office:value-type="float" office:value="55.991" calcext:value-type="float">
            <text:p>55.99</text:p>
          </table:table-cell>
          <table:table-cell office:value-type="float" office:value="57.8969" calcext:value-type="float">
            <text:p>57.9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2.637" calcext:value-type="float">
            <text:p>82.64</text:p>
          </table:table-cell>
          <table:table-cell office:value-type="float" office:value="88.7256" calcext:value-type="float">
            <text:p>88.73</text:p>
          </table:table-cell>
          <table:table-cell office:value-type="float" office:value="79.421" calcext:value-type="float">
            <text:p>79.4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84.365" calcext:value-type="float">
            <text:p>84.37</text:p>
          </table:table-cell>
          <table:table-cell office:value-type="float" office:value="64.3916" calcext:value-type="float">
            <text:p>64.39</text:p>
          </table:table-cell>
          <table:table-cell office:value-type="float" office:value="74.7452" calcext:value-type="float">
            <text:p>74.7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987" calcext:value-type="float">
            <text:p>71.20</text:p>
          </table:table-cell>
          <table:table-cell office:value-type="float" office:value="42.7834" calcext:value-type="float">
            <text:p>42.78</text:p>
          </table:table-cell>
          <table:table-cell office:value-type="float" office:value="40.1296" calcext:value-type="float">
            <text:p>40.1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1828" calcext:value-type="float">
            <text:p>77.18</text:p>
          </table:table-cell>
          <table:table-cell office:value-type="float" office:value="56.6673" calcext:value-type="float">
            <text:p>56.67</text:p>
          </table:table-cell>
          <table:table-cell office:value-type="float" office:value="58.7336" calcext:value-type="float">
            <text:p>58.73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9:.C18])" office:value-type="float" office:value="81.07958" calcext:value-type="float">
            <text:p>81.08</text:p>
          </table:table-cell>
          <table:table-cell table:style-name="ce70" table:formula="of:=AVERAGE([.D9:.D18])" office:value-type="float" office:value="58.2477" calcext:value-type="float">
            <text:p>58.25</text:p>
          </table:table-cell>
          <table:table-cell table:style-name="ce59" table:formula="of:=AVERAGE([.E9:.E18])" office:value-type="float" office:value="59.00342" calcext:value-type="float">
            <text:p>59.00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9:.I18])" office:value-type="float" office:value="80.95018" calcext:value-type="float">
            <text:p>80.95</text:p>
          </table:table-cell>
          <table:table-cell table:style-name="ce70" table:formula="of:=AVERAGE([.J9:.J18])" office:value-type="float" office:value="57.50114" calcext:value-type="float">
            <text:p>57.50</text:p>
          </table:table-cell>
          <table:table-cell table:style-name="ce59" table:formula="of:=AVERAGE([.K9:.K18])" office:value-type="float" office:value="56.54805" calcext:value-type="float">
            <text:p>56.5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9:.O18])" office:value-type="float" office:value="82.96028" calcext:value-type="float">
            <text:p>82.96</text:p>
          </table:table-cell>
          <table:table-cell table:style-name="ce70" table:formula="of:=AVERAGE([.P9:.P18])" office:value-type="float" office:value="64.9978" calcext:value-type="float">
            <text:p>65.00</text:p>
          </table:table-cell>
          <table:table-cell table:style-name="ce59" table:formula="of:=AVERAGE([.Q9:.Q18])" office:value-type="float" office:value="66.42849" calcext:value-type="float">
            <text:p>66.43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2.9692" calcext:value-type="float">
            <text:p>72.97</text:p>
          </table:table-cell>
          <table:table-cell office:value-type="float" office:value="50.6099" calcext:value-type="float">
            <text:p>50.61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2.0627" calcext:value-type="float">
            <text:p>82.06</text:p>
          </table:table-cell>
          <table:table-cell office:value-type="float" office:value="63.4925" calcext:value-type="float">
            <text:p>63.49</text:p>
          </table:table-cell>
          <table:table-cell office:value-type="float" office:value="77.7105" calcext:value-type="float">
            <text:p>77.7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0.1658" calcext:value-type="float">
            <text:p>80.17</text:p>
          </table:table-cell>
          <table:table-cell office:value-type="float" office:value="52.8571" calcext:value-type="float">
            <text:p>52.86</text:p>
          </table:table-cell>
          <table:table-cell office:value-type="float" office:value="54.0626" calcext:value-type="float">
            <text:p>54.06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9.0453" calcext:value-type="float">
            <text:p>79.05</text:p>
          </table:table-cell>
          <table:table-cell office:value-type="float" office:value="63.3892" calcext:value-type="float">
            <text:p>63.39</text:p>
          </table:table-cell>
          <table:table-cell office:value-type="float" office:value="57.0148" calcext:value-type="float">
            <text:p>57.01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3.2451" calcext:value-type="float">
            <text:p>93.25</text:p>
          </table:table-cell>
          <table:table-cell office:value-type="float" office:value="78.549" calcext:value-type="float">
            <text:p>78.55</text:p>
          </table:table-cell>
          <table:table-cell office:value-type="float" office:value="78.9497" calcext:value-type="float">
            <text:p>78.95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5.1246" calcext:value-type="float">
            <text:p>85.12</text:p>
          </table:table-cell>
          <table:table-cell office:value-type="float" office:value="52.1233" calcext:value-type="float">
            <text:p>52.12</text:p>
          </table:table-cell>
          <table:table-cell office:value-type="float" office:value="57.7045" calcext:value-type="float">
            <text:p>57.7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8.603" calcext:value-type="float">
            <text:p>88.60</text:p>
          </table:table-cell>
          <table:table-cell office:value-type="float" office:value="64.5046" calcext:value-type="float">
            <text:p>64.50</text:p>
          </table:table-cell>
          <table:table-cell office:value-type="float" office:value="79.2147" calcext:value-type="float">
            <text:p>79.2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79.7523" calcext:value-type="float">
            <text:p>79.75</text:p>
          </table:table-cell>
          <table:table-cell office:value-type="float" office:value="59.7482" calcext:value-type="float">
            <text:p>59.75</text:p>
          </table:table-cell>
          <table:table-cell office:value-type="float" office:value="52.9657" calcext:value-type="float">
            <text:p>52.9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1.694" calcext:value-type="float">
            <text:p>81.69</text:p>
          </table:table-cell>
          <table:table-cell office:value-type="float" office:value="43.943" calcext:value-type="float">
            <text:p>43.94</text:p>
          </table:table-cell>
          <table:table-cell office:value-type="float" office:value="39.78" calcext:value-type="float">
            <text:p>39.7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8.1058" calcext:value-type="float">
            <text:p>78.11</text:p>
          </table:table-cell>
          <table:table-cell office:value-type="float" office:value="54.35" calcext:value-type="float">
            <text:p>54.35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3.5173" calcext:value-type="float">
            <text:p>83.52</text:p>
          </table:table-cell>
          <table:table-cell office:value-type="float" office:value="56.4388" calcext:value-type="float">
            <text:p>56.44</text:p>
          </table:table-cell>
          <table:table-cell office:value-type="float" office:value="62.7778" calcext:value-type="float">
            <text:p>62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3.8425" calcext:value-type="float">
            <text:p>83.84</text:p>
          </table:table-cell>
          <table:table-cell office:value-type="float" office:value="61.6916" calcext:value-type="float">
            <text:p>61.69</text:p>
          </table:table-cell>
          <table:table-cell office:value-type="float" office:value="59.7986" calcext:value-type="float">
            <text:p>59.8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81.4225" calcext:value-type="float">
            <text:p>81.42</text:p>
          </table:table-cell>
          <table:table-cell office:value-type="float" office:value="75.0297" calcext:value-type="float">
            <text:p>75.03</text:p>
          </table:table-cell>
          <table:table-cell office:value-type="float" office:value="73.1941" calcext:value-type="float">
            <text:p>73.1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79.5613" calcext:value-type="float">
            <text:p>79.56</text:p>
          </table:table-cell>
          <table:table-cell office:value-type="float" office:value="47.6473" calcext:value-type="float">
            <text:p>47.65</text:p>
          </table:table-cell>
          <table:table-cell office:value-type="float" office:value="44.3743" calcext:value-type="float">
            <text:p>44.3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0.0036" calcext:value-type="float">
            <text:p>80.00</text:p>
          </table:table-cell>
          <table:table-cell office:value-type="float" office:value="47.4614" calcext:value-type="float">
            <text:p>47.46</text:p>
          </table:table-cell>
          <table:table-cell office:value-type="float" office:value="48.8328" calcext:value-type="float">
            <text:p>48.8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9793" calcext:value-type="float">
            <text:p>72.98</text:p>
          </table:table-cell>
          <table:table-cell office:value-type="float" office:value="48.471" calcext:value-type="float">
            <text:p>48.47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9.3754" calcext:value-type="float">
            <text:p>79.38</text:p>
          </table:table-cell>
          <table:table-cell office:value-type="float" office:value="48.0016" calcext:value-type="float">
            <text:p>48.00</text:p>
          </table:table-cell>
          <table:table-cell office:value-type="float" office:value="44.7065" calcext:value-type="float">
            <text:p>44.71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1.7904" calcext:value-type="float">
            <text:p>81.79</text:p>
          </table:table-cell>
          <table:table-cell office:value-type="float" office:value="65.5669" calcext:value-type="float">
            <text:p>65.57</text:p>
          </table:table-cell>
          <table:table-cell office:value-type="float" office:value="64.9538" calcext:value-type="float">
            <text:p>64.95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5.5062" calcext:value-type="float">
            <text:p>85.51</text:p>
          </table:table-cell>
          <table:table-cell office:value-type="float" office:value="59.1558" calcext:value-type="float">
            <text:p>59.16</text:p>
          </table:table-cell>
          <table:table-cell office:value-type="float" office:value="62.5141" calcext:value-type="float">
            <text:p>62.5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8.9489" calcext:value-type="float">
            <text:p>88.95</text:p>
          </table:table-cell>
          <table:table-cell office:value-type="float" office:value="91.3852" calcext:value-type="float">
            <text:p>91.39</text:p>
          </table:table-cell>
          <table:table-cell office:value-type="float" office:value="82.9274" calcext:value-type="float">
            <text:p>82.9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9106" calcext:value-type="float">
            <text:p>90.91</text:p>
          </table:table-cell>
          <table:table-cell office:value-type="float" office:value="91.1527" calcext:value-type="float">
            <text:p>91.15</text:p>
          </table:table-cell>
          <table:table-cell office:value-type="float" office:value="82.9078" calcext:value-type="float">
            <text:p>82.9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88.4492" calcext:value-type="float">
            <text:p>88.45</text:p>
          </table:table-cell>
          <table:table-cell office:value-type="float" office:value="61.0602" calcext:value-type="float">
            <text:p>61.06</text:p>
          </table:table-cell>
          <table:table-cell office:value-type="float" office:value="59.5833" calcext:value-type="float">
            <text:p>59.5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93.9906" calcext:value-type="float">
            <text:p>93.99</text:p>
          </table:table-cell>
          <table:table-cell office:value-type="float" office:value="92.4488" calcext:value-type="float">
            <text:p>92.45</text:p>
          </table:table-cell>
          <table:table-cell office:value-type="float" office:value="87.0191" calcext:value-type="float">
            <text:p>87.0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1.7571" calcext:value-type="float">
            <text:p>81.76</text:p>
          </table:table-cell>
          <table:table-cell office:value-type="float" office:value="50.2107" calcext:value-type="float">
            <text:p>50.21</text:p>
          </table:table-cell>
          <table:table-cell office:value-type="float" office:value="47.6689" calcext:value-type="float">
            <text:p>47.67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7.5634" calcext:value-type="float">
            <text:p>77.56</text:p>
          </table:table-cell>
          <table:table-cell office:value-type="float" office:value="50.074" calcext:value-type="float">
            <text:p>50.07</text:p>
          </table:table-cell>
          <table:table-cell office:value-type="float" office:value="52.0565" calcext:value-type="float">
            <text:p>52.0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7.083" calcext:value-type="float">
            <text:p>87.08</text:p>
          </table:table-cell>
          <table:table-cell office:value-type="float" office:value="53.1559" calcext:value-type="float">
            <text:p>53.16</text:p>
          </table:table-cell>
          <table:table-cell office:value-type="float" office:value="51.69" calcext:value-type="float">
            <text:p>51.6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0.8903" calcext:value-type="float">
            <text:p>90.89</text:p>
          </table:table-cell>
          <table:table-cell office:value-type="float" office:value="88.5738" calcext:value-type="float">
            <text:p>88.57</text:p>
          </table:table-cell>
          <table:table-cell office:value-type="float" office:value="80.2047" calcext:value-type="float">
            <text:p>80.2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84.3062" calcext:value-type="float">
            <text:p>84.31</text:p>
          </table:table-cell>
          <table:table-cell office:value-type="float" office:value="76.4741" calcext:value-type="float">
            <text:p>76.47</text:p>
          </table:table-cell>
          <table:table-cell office:value-type="float" office:value="74.8474" calcext:value-type="float">
            <text:p>74.8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87.9945" calcext:value-type="float">
            <text:p>87.99</text:p>
          </table:table-cell>
          <table:table-cell office:value-type="float" office:value="63.3" calcext:value-type="float">
            <text:p>63.30</text:p>
          </table:table-cell>
          <table:table-cell office:value-type="float" office:value="77.3783" calcext:value-type="float">
            <text:p>77.38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2.3946" calcext:value-type="float">
            <text:p>72.39</text:p>
          </table:table-cell>
          <table:table-cell office:value-type="float" office:value="45.449" calcext:value-type="float">
            <text:p>45.45</text:p>
          </table:table-cell>
          <table:table-cell office:value-type="float" office:value="43.2287" calcext:value-type="float">
            <text:p>43.23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24:.C33])" office:value-type="float" office:value="80.89501" calcext:value-type="float">
            <text:p>80.90</text:p>
          </table:table-cell>
          <table:table-cell table:style-name="ce70" table:formula="of:=AVERAGE([.D24:.D33])" office:value-type="float" office:value="60.31185" calcext:value-type="float">
            <text:p>60.31</text:p>
          </table:table-cell>
          <table:table-cell table:style-name="ce59" table:formula="of:=AVERAGE([.E24:.E33])" office:value-type="float" office:value="60.77311" calcext:value-type="float">
            <text:p>60.77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24:.I33])" office:value-type="float" office:value="85.55311" calcext:value-type="float">
            <text:p>85.55</text:p>
          </table:table-cell>
          <table:table-cell table:style-name="ce70" table:formula="of:=AVERAGE([.J24:.J33])" office:value-type="float" office:value="65.41673" calcext:value-type="float">
            <text:p>65.42</text:p>
          </table:table-cell>
          <table:table-cell table:style-name="ce59" table:formula="of:=AVERAGE([.K24:.K33])" office:value-type="float" office:value="66.04993" calcext:value-type="float">
            <text:p>66.0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24:.O33])" office:value-type="float" office:value="82.85735" calcext:value-type="float">
            <text:p>82.86</text:p>
          </table:table-cell>
          <table:table-cell table:style-name="ce70" table:formula="of:=AVERAGE([.P24:.P33])" office:value-type="float" office:value="59.90295" calcext:value-type="float">
            <text:p>59.90</text:p>
          </table:table-cell>
          <table:table-cell table:style-name="ce59" table:formula="of:=AVERAGE([.Q24:.Q33])" office:value-type="float" office:value="57.91424" calcext:value-type="float">
            <text:p>57.91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3.0197" calcext:value-type="float">
            <text:p>73.02</text:p>
          </table:table-cell>
          <table:table-cell office:value-type="float" office:value="50.6393" calcext:value-type="float">
            <text:p>50.64</text:p>
          </table:table-cell>
          <table:table-cell office:value-type="float" office:value="47.3928" calcext:value-type="float">
            <text:p>47.3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6.4365" calcext:value-type="float">
            <text:p>76.44</text:p>
          </table:table-cell>
          <table:table-cell office:value-type="float" office:value="52.6192" calcext:value-type="float">
            <text:p>52.62</text:p>
          </table:table-cell>
          <table:table-cell office:value-type="float" office:value="47.8661" calcext:value-type="float">
            <text:p>47.8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65.6253" calcext:value-type="float">
            <text:p>65.63</text:p>
          </table:table-cell>
          <table:table-cell office:value-type="float" office:value="42.2625" calcext:value-type="float">
            <text:p>42.26</text:p>
          </table:table-cell>
          <table:table-cell office:value-type="float" office:value="39.4972" calcext:value-type="float">
            <text:p>39.5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76" calcext:value-type="float">
            <text:p>78.76</text:p>
          </table:table-cell>
          <table:table-cell office:value-type="float" office:value="62.6156" calcext:value-type="float">
            <text:p>62.62</text:p>
          </table:table-cell>
          <table:table-cell office:value-type="float" office:value="56.2029" calcext:value-type="float">
            <text:p>56.2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1.7066" calcext:value-type="float">
            <text:p>81.71</text:p>
          </table:table-cell>
          <table:table-cell office:value-type="float" office:value="48.2439" calcext:value-type="float">
            <text:p>48.24</text:p>
          </table:table-cell>
          <table:table-cell office:value-type="float" office:value="47.0156" calcext:value-type="float">
            <text:p>47.0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2.9152" calcext:value-type="float">
            <text:p>92.92</text:p>
          </table:table-cell>
          <table:table-cell office:value-type="float" office:value="94.2836" calcext:value-type="float">
            <text:p>94.28</text:p>
          </table:table-cell>
          <table:table-cell office:value-type="float" office:value="89.4635" calcext:value-type="float">
            <text:p>89.46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7.4283" calcext:value-type="float">
            <text:p>87.43</text:p>
          </table:table-cell>
          <table:table-cell office:value-type="float" office:value="58.8077" calcext:value-type="float">
            <text:p>58.81</text:p>
          </table:table-cell>
          <table:table-cell office:value-type="float" office:value="64.7943" calcext:value-type="float">
            <text:p>64.79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69.0597" calcext:value-type="float">
            <text:p>69.06</text:p>
          </table:table-cell>
          <table:table-cell office:value-type="float" office:value="40.9028" calcext:value-type="float">
            <text:p>40.90</text:p>
          </table:table-cell>
          <table:table-cell office:value-type="float" office:value="37.94" calcext:value-type="float">
            <text:p>37.9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1.5255" calcext:value-type="float">
            <text:p>81.53</text:p>
          </table:table-cell>
          <table:table-cell office:value-type="float" office:value="36.9747" calcext:value-type="float">
            <text:p>36.97</text:p>
          </table:table-cell>
          <table:table-cell office:value-type="float" office:value="35.7389" calcext:value-type="float">
            <text:p>35.74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7.6109" calcext:value-type="float">
            <text:p>77.61</text:p>
          </table:table-cell>
          <table:table-cell office:value-type="float" office:value="52.4778" calcext:value-type="float">
            <text:p>52.48</text:p>
          </table:table-cell>
          <table:table-cell office:value-type="float" office:value="53.037" calcext:value-type="float">
            <text:p>53.0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9.4938" calcext:value-type="float">
            <text:p>79.49</text:p>
          </table:table-cell>
          <table:table-cell office:value-type="float" office:value="54.2803" calcext:value-type="float">
            <text:p>54.28</text:p>
          </table:table-cell>
          <table:table-cell office:value-type="float" office:value="55.2615" calcext:value-type="float">
            <text:p>55.26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9.8473" calcext:value-type="float">
            <text:p>69.85</text:p>
          </table:table-cell>
          <table:table-cell office:value-type="float" office:value="41.7706" calcext:value-type="float">
            <text:p>41.77</text:p>
          </table:table-cell>
          <table:table-cell office:value-type="float" office:value="39.2387" calcext:value-type="float">
            <text:p>39.2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81.941" calcext:value-type="float">
            <text:p>81.94</text:p>
          </table:table-cell>
          <table:table-cell office:value-type="float" office:value="75.193" calcext:value-type="float">
            <text:p>75.19</text:p>
          </table:table-cell>
          <table:table-cell office:value-type="float" office:value="73.3818" calcext:value-type="float">
            <text:p>73.3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79.693" calcext:value-type="float">
            <text:p>79.69</text:p>
          </table:table-cell>
          <table:table-cell office:value-type="float" office:value="61.7819" calcext:value-type="float">
            <text:p>61.78</text:p>
          </table:table-cell>
          <table:table-cell office:value-type="float" office:value="75.8553" calcext:value-type="float">
            <text:p>75.86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6.3916" calcext:value-type="float">
            <text:p>86.39</text:p>
          </table:table-cell>
          <table:table-cell office:value-type="float" office:value="56.5648" calcext:value-type="float">
            <text:p>56.56</text:p>
          </table:table-cell>
          <table:table-cell office:value-type="float" office:value="62.9945" calcext:value-type="float">
            <text:p>62.99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9793" calcext:value-type="float">
            <text:p>72.98</text:p>
          </table:table-cell>
          <table:table-cell office:value-type="float" office:value="48.471" calcext:value-type="float">
            <text:p>48.47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94.546" calcext:value-type="float">
            <text:p>94.55</text:p>
          </table:table-cell>
          <table:table-cell office:value-type="float" office:value="70.3805" calcext:value-type="float">
            <text:p>70.38</text:p>
          </table:table-cell>
          <table:table-cell office:value-type="float" office:value="84.7427" calcext:value-type="float">
            <text:p>84.7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90.6211" calcext:value-type="float">
            <text:p>90.62</text:p>
          </table:table-cell>
          <table:table-cell office:value-type="float" office:value="67.0732" calcext:value-type="float">
            <text:p>67.07</text:p>
          </table:table-cell>
          <table:table-cell office:value-type="float" office:value="71.6221" calcext:value-type="float">
            <text:p>71.6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3.2668" calcext:value-type="float">
            <text:p>83.27</text:p>
          </table:table-cell>
          <table:table-cell office:value-type="float" office:value="56.6263" calcext:value-type="float">
            <text:p>56.63</text:p>
          </table:table-cell>
          <table:table-cell office:value-type="float" office:value="59.2002" calcext:value-type="float">
            <text:p>59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3884" calcext:value-type="float">
            <text:p>90.39</text:p>
          </table:table-cell>
          <table:table-cell office:value-type="float" office:value="56.8413" calcext:value-type="float">
            <text:p>56.84</text:p>
          </table:table-cell>
          <table:table-cell office:value-type="float" office:value="60.2048" calcext:value-type="float">
            <text:p>60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5362" calcext:value-type="float">
            <text:p>90.54</text:p>
          </table:table-cell>
          <table:table-cell office:value-type="float" office:value="66.6571" calcext:value-type="float">
            <text:p>66.66</text:p>
          </table:table-cell>
          <table:table-cell office:value-type="float" office:value="68.6621" calcext:value-type="float">
            <text:p>68.6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89.5796" calcext:value-type="float">
            <text:p>89.58</text:p>
          </table:table-cell>
          <table:table-cell office:value-type="float" office:value="63.026" calcext:value-type="float">
            <text:p>63.03</text:p>
          </table:table-cell>
          <table:table-cell office:value-type="float" office:value="62.0317" calcext:value-type="float">
            <text:p>62.0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4.3768" calcext:value-type="float">
            <text:p>84.38</text:p>
          </table:table-cell>
          <table:table-cell office:value-type="float" office:value="53.3893" calcext:value-type="float">
            <text:p>53.39</text:p>
          </table:table-cell>
          <table:table-cell office:value-type="float" office:value="58.3017" calcext:value-type="float">
            <text:p>58.3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4449" calcext:value-type="float">
            <text:p>77.44</text:p>
          </table:table-cell>
          <table:table-cell office:value-type="float" office:value="46.7675" calcext:value-type="float">
            <text:p>46.77</text:p>
          </table:table-cell>
          <table:table-cell office:value-type="float" office:value="46.8018" calcext:value-type="float">
            <text:p>46.80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7.6058" calcext:value-type="float">
            <text:p>77.61</text:p>
          </table:table-cell>
          <table:table-cell office:value-type="float" office:value="49.3783" calcext:value-type="float">
            <text:p>49.38</text:p>
          </table:table-cell>
          <table:table-cell office:value-type="float" office:value="51.3121" calcext:value-type="float">
            <text:p>51.3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3.8362" calcext:value-type="float">
            <text:p>83.84</text:p>
          </table:table-cell>
          <table:table-cell office:value-type="float" office:value="50.9828" calcext:value-type="float">
            <text:p>50.98</text:p>
          </table:table-cell>
          <table:table-cell office:value-type="float" office:value="48.7549" calcext:value-type="float">
            <text:p>48.75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5.1975" calcext:value-type="float">
            <text:p>95.20</text:p>
          </table:table-cell>
          <table:table-cell office:value-type="float" office:value="84.3422" calcext:value-type="float">
            <text:p>84.34</text:p>
          </table:table-cell>
          <table:table-cell office:value-type="float" office:value="95.1151" calcext:value-type="float">
            <text:p>95.1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3.633" calcext:value-type="float">
            <text:p>93.63</text:p>
          </table:table-cell>
          <table:table-cell office:value-type="float" office:value="84.982" calcext:value-type="float">
            <text:p>84.98</text:p>
          </table:table-cell>
          <table:table-cell office:value-type="float" office:value="95.7198" calcext:value-type="float">
            <text:p>95.7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8.2589" calcext:value-type="float">
            <text:p>78.26</text:p>
          </table:table-cell>
          <table:table-cell office:value-type="float" office:value="54.9379" calcext:value-type="float">
            <text:p>54.94</text:p>
          </table:table-cell>
          <table:table-cell office:value-type="float" office:value="57.1698" calcext:value-type="float">
            <text:p>57.1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81.441" calcext:value-type="float">
            <text:p>81.44</text:p>
          </table:table-cell>
          <table:table-cell office:value-type="float" office:value="50.4505" calcext:value-type="float">
            <text:p>50.45</text:p>
          </table:table-cell>
          <table:table-cell office:value-type="float" office:value="50.1738" calcext:value-type="float">
            <text:p>50.17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39:.C48])" office:value-type="float" office:value="81.58244" calcext:value-type="float">
            <text:p>81.58</text:p>
          </table:table-cell>
          <table:table-cell table:style-name="ce70" table:formula="of:=AVERAGE([.D39:.D48])" office:value-type="float" office:value="60.2217" calcext:value-type="float">
            <text:p>60.22</text:p>
          </table:table-cell>
          <table:table-cell table:style-name="ce59" table:formula="of:=AVERAGE([.E39:.E48])" office:value-type="float" office:value="60.96516" calcext:value-type="float">
            <text:p>60.97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39:.I48])" office:value-type="float" office:value="81.77959" calcext:value-type="float">
            <text:p>81.78</text:p>
          </table:table-cell>
          <table:table-cell table:style-name="ce70" table:formula="of:=AVERAGE([.J39:.J48])" office:value-type="float" office:value="54.43599" calcext:value-type="float">
            <text:p>54.44</text:p>
          </table:table-cell>
          <table:table-cell table:style-name="ce59" table:formula="of:=AVERAGE([.K39:.K48])" office:value-type="float" office:value="57.31124" calcext:value-type="float">
            <text:p>57.3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39:.O48])" office:value-type="float" office:value="83.15456" calcext:value-type="float">
            <text:p>83.15</text:p>
          </table:table-cell>
          <table:table-cell table:style-name="ce70" table:formula="of:=AVERAGE([.P39:.P48])" office:value-type="float" office:value="58.71467" calcext:value-type="float">
            <text:p>58.71</text:p>
          </table:table-cell>
          <table:table-cell table:style-name="ce59" table:formula="of:=AVERAGE([.Q39:.Q48])" office:value-type="float" office:value="59.93077" calcext:value-type="float">
            <text:p>59.93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2.9692" calcext:value-type="float">
            <text:p>72.97</text:p>
          </table:table-cell>
          <table:table-cell office:value-type="float" office:value="50.6099" calcext:value-type="float">
            <text:p>50.61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8.9216" calcext:value-type="float">
            <text:p>78.92</text:p>
          </table:table-cell>
          <table:table-cell office:value-type="float" office:value="46.0798" calcext:value-type="float">
            <text:p>46.08</text:p>
          </table:table-cell>
          <table:table-cell office:value-type="float" office:value="43.4797" calcext:value-type="float">
            <text:p>43.48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8.3937" calcext:value-type="float">
            <text:p>78.39</text:p>
          </table:table-cell>
          <table:table-cell office:value-type="float" office:value="45.9823" calcext:value-type="float">
            <text:p>45.98</text:p>
          </table:table-cell>
          <table:table-cell office:value-type="float" office:value="46.0009" calcext:value-type="float">
            <text:p>46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5126" calcext:value-type="float">
            <text:p>78.51</text:p>
          </table:table-cell>
          <table:table-cell office:value-type="float" office:value="62.5922" calcext:value-type="float">
            <text:p>62.59</text:p>
          </table:table-cell>
          <table:table-cell office:value-type="float" office:value="56.1738" calcext:value-type="float">
            <text:p>56.17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3.8042" calcext:value-type="float">
            <text:p>93.80</text:p>
          </table:table-cell>
          <table:table-cell office:value-type="float" office:value="91.7247" calcext:value-type="float">
            <text:p>91.72</text:p>
          </table:table-cell>
          <table:table-cell office:value-type="float" office:value="86.4995" calcext:value-type="float">
            <text:p>86.5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6.8328" calcext:value-type="float">
            <text:p>86.83</text:p>
          </table:table-cell>
          <table:table-cell office:value-type="float" office:value="87.9494" calcext:value-type="float">
            <text:p>87.95</text:p>
          </table:table-cell>
          <table:table-cell office:value-type="float" office:value="78.691" calcext:value-type="float">
            <text:p>78.69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7.6149" calcext:value-type="float">
            <text:p>87.61</text:p>
          </table:table-cell>
          <table:table-cell office:value-type="float" office:value="59.4189" calcext:value-type="float">
            <text:p>59.42</text:p>
          </table:table-cell>
          <table:table-cell office:value-type="float" office:value="65.4777" calcext:value-type="float">
            <text:p>65.4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74.6471" calcext:value-type="float">
            <text:p>74.65</text:p>
          </table:table-cell>
          <table:table-cell office:value-type="float" office:value="40.1217" calcext:value-type="float">
            <text:p>40.12</text:p>
          </table:table-cell>
          <table:table-cell office:value-type="float" office:value="37.6418" calcext:value-type="float">
            <text:p>37.6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5.0966" calcext:value-type="float">
            <text:p>85.10</text:p>
          </table:table-cell>
          <table:table-cell office:value-type="float" office:value="50.0881" calcext:value-type="float">
            <text:p>50.09</text:p>
          </table:table-cell>
          <table:table-cell office:value-type="float" office:value="53.4123" calcext:value-type="float">
            <text:p>53.41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7.9528" calcext:value-type="float">
            <text:p>77.95</text:p>
          </table:table-cell>
          <table:table-cell office:value-type="float" office:value="54.2257" calcext:value-type="float">
            <text:p>54.23</text:p>
          </table:table-cell>
          <table:table-cell office:value-type="float" office:value="55.2273" calcext:value-type="float">
            <text:p>55.23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8.8996" calcext:value-type="float">
            <text:p>78.90</text:p>
          </table:table-cell>
          <table:table-cell office:value-type="float" office:value="53.3792" calcext:value-type="float">
            <text:p>53.38</text:p>
          </table:table-cell>
          <table:table-cell office:value-type="float" office:value="48.8238" calcext:value-type="float">
            <text:p>48.82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6.4095" calcext:value-type="float">
            <text:p>66.41</text:p>
          </table:table-cell>
          <table:table-cell office:value-type="float" office:value="42.4026" calcext:value-type="float">
            <text:p>42.40</text:p>
          </table:table-cell>
          <table:table-cell office:value-type="float" office:value="39.5558" calcext:value-type="float">
            <text:p>39.56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8.0305" calcext:value-type="float">
            <text:p>78.03</text:p>
          </table:table-cell>
          <table:table-cell office:value-type="float" office:value="55.7937" calcext:value-type="float">
            <text:p>55.79</text:p>
          </table:table-cell>
          <table:table-cell office:value-type="float" office:value="62.0198" calcext:value-type="float">
            <text:p>62.02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6.3746" calcext:value-type="float">
            <text:p>86.37</text:p>
          </table:table-cell>
          <table:table-cell office:value-type="float" office:value="56.1755" calcext:value-type="float">
            <text:p>56.18</text:p>
          </table:table-cell>
          <table:table-cell office:value-type="float" office:value="61.9515" calcext:value-type="float">
            <text:p>61.95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7.2576" calcext:value-type="float">
            <text:p>87.26</text:p>
          </table:table-cell>
          <table:table-cell office:value-type="float" office:value="56.4247" calcext:value-type="float">
            <text:p>56.42</text:p>
          </table:table-cell>
          <table:table-cell office:value-type="float" office:value="59.0694" calcext:value-type="float">
            <text:p>59.07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3.6901" calcext:value-type="float">
            <text:p>73.69</text:p>
          </table:table-cell>
          <table:table-cell office:value-type="float" office:value="50.8906" calcext:value-type="float">
            <text:p>50.89</text:p>
          </table:table-cell>
          <table:table-cell office:value-type="float" office:value="50.328" calcext:value-type="float">
            <text:p>50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4.9744" calcext:value-type="float">
            <text:p>84.97</text:p>
          </table:table-cell>
          <table:table-cell office:value-type="float" office:value="49.4372" calcext:value-type="float">
            <text:p>49.44</text:p>
          </table:table-cell>
          <table:table-cell office:value-type="float" office:value="48.9857" calcext:value-type="float">
            <text:p>48.99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9.2215" calcext:value-type="float">
            <text:p>89.22</text:p>
          </table:table-cell>
          <table:table-cell office:value-type="float" office:value="58.6676" calcext:value-type="float">
            <text:p>58.67</text:p>
          </table:table-cell>
          <table:table-cell office:value-type="float" office:value="63.5666" calcext:value-type="float">
            <text:p>63.57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4.2566" calcext:value-type="float">
            <text:p>84.26</text:p>
          </table:table-cell>
          <table:table-cell office:value-type="float" office:value="57.6209" calcext:value-type="float">
            <text:p>57.62</text:p>
          </table:table-cell>
          <table:table-cell office:value-type="float" office:value="60.4375" calcext:value-type="float">
            <text:p>60.4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1678" calcext:value-type="float">
            <text:p>90.17</text:p>
          </table:table-cell>
          <table:table-cell office:value-type="float" office:value="63.1901" calcext:value-type="float">
            <text:p>63.19</text:p>
          </table:table-cell>
          <table:table-cell office:value-type="float" office:value="69.0509" calcext:value-type="float">
            <text:p>69.05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5.3775" calcext:value-type="float">
            <text:p>75.38</text:p>
          </table:table-cell>
          <table:table-cell office:value-type="float" office:value="42.9279" calcext:value-type="float">
            <text:p>42.93</text:p>
          </table:table-cell>
          <table:table-cell office:value-type="float" office:value="40.7572" calcext:value-type="float">
            <text:p>40.7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93.2318" calcext:value-type="float">
            <text:p>93.23</text:p>
          </table:table-cell>
          <table:table-cell office:value-type="float" office:value="68.1192" calcext:value-type="float">
            <text:p>68.12</text:p>
          </table:table-cell>
          <table:table-cell office:value-type="float" office:value="69.6242" calcext:value-type="float">
            <text:p>69.6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5.9934" calcext:value-type="float">
            <text:p>85.99</text:p>
          </table:table-cell>
          <table:table-cell office:value-type="float" office:value="55.9453" calcext:value-type="float">
            <text:p>55.95</text:p>
          </table:table-cell>
          <table:table-cell office:value-type="float" office:value="60.4504" calcext:value-type="float">
            <text:p>60.4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7724" calcext:value-type="float">
            <text:p>77.77</text:p>
          </table:table-cell>
          <table:table-cell office:value-type="float" office:value="53.6041" calcext:value-type="float">
            <text:p>53.60</text:p>
          </table:table-cell>
          <table:table-cell office:value-type="float" office:value="55.4805" calcext:value-type="float">
            <text:p>55.48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0.1941" calcext:value-type="float">
            <text:p>70.19</text:p>
          </table:table-cell>
          <table:table-cell office:value-type="float" office:value="47.9169" calcext:value-type="float">
            <text:p>47.92</text:p>
          </table:table-cell>
          <table:table-cell office:value-type="float" office:value="46.5019" calcext:value-type="float">
            <text:p>46.5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0.266" calcext:value-type="float">
            <text:p>80.27</text:p>
          </table:table-cell>
          <table:table-cell office:value-type="float" office:value="50.5531" calcext:value-type="float">
            <text:p>50.55</text:p>
          </table:table-cell>
          <table:table-cell office:value-type="float" office:value="52.2052" calcext:value-type="float">
            <text:p>52.2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2.5976" calcext:value-type="float">
            <text:p>92.60</text:p>
          </table:table-cell>
          <table:table-cell office:value-type="float" office:value="92.5841" calcext:value-type="float">
            <text:p>92.58</text:p>
          </table:table-cell>
          <table:table-cell office:value-type="float" office:value="85.9942" calcext:value-type="float">
            <text:p>85.99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3.8287" calcext:value-type="float">
            <text:p>93.83</text:p>
          </table:table-cell>
          <table:table-cell office:value-type="float" office:value="85.0713" calcext:value-type="float">
            <text:p>85.07</text:p>
          </table:table-cell>
          <table:table-cell office:value-type="float" office:value="95.8426" calcext:value-type="float">
            <text:p>95.8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8.6774" calcext:value-type="float">
            <text:p>78.68</text:p>
          </table:table-cell>
          <table:table-cell office:value-type="float" office:value="54.3277" calcext:value-type="float">
            <text:p>54.33</text:p>
          </table:table-cell>
          <table:table-cell office:value-type="float" office:value="50.3354" calcext:value-type="float">
            <text:p>50.3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3582" calcext:value-type="float">
            <text:p>77.36</text:p>
          </table:table-cell>
          <table:table-cell office:value-type="float" office:value="43.1644" calcext:value-type="float">
            <text:p>43.16</text:p>
          </table:table-cell>
          <table:table-cell office:value-type="float" office:value="40.6961" calcext:value-type="float">
            <text:p>40.70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54:.C63])" office:value-type="float" office:value="81.02813" calcext:value-type="float">
            <text:p>81.03</text:p>
          </table:table-cell>
          <table:table-cell table:style-name="ce70" table:formula="of:=AVERAGE([.D54:.D63])" office:value-type="float" office:value="59.22593" calcext:value-type="float">
            <text:p>59.23</text:p>
          </table:table-cell>
          <table:table-cell table:style-name="ce59" table:formula="of:=AVERAGE([.E54:.E63])" office:value-type="float" office:value="60.8994" calcext:value-type="float">
            <text:p>60.90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54:.I63])" office:value-type="float" office:value="83.27261" calcext:value-type="float">
            <text:p>83.27</text:p>
          </table:table-cell>
          <table:table-cell table:style-name="ce70" table:formula="of:=AVERAGE([.J54:.J63])" office:value-type="float" office:value="56.09343" calcext:value-type="float">
            <text:p>56.09</text:p>
          </table:table-cell>
          <table:table-cell table:style-name="ce59" table:formula="of:=AVERAGE([.K54:.K63])" office:value-type="float" office:value="55.94239" calcext:value-type="float">
            <text:p>55.94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54:.O63])" office:value-type="float" office:value="81.63174" calcext:value-type="float">
            <text:p>81.63</text:p>
          </table:table-cell>
          <table:table-cell table:style-name="ce70" table:formula="of:=AVERAGE([.P54:.P63])" office:value-type="float" office:value="57.37952" calcext:value-type="float">
            <text:p>57.38</text:p>
          </table:table-cell>
          <table:table-cell table:style-name="ce59" table:formula="of:=AVERAGE([.Q54:.Q63])" office:value-type="float" office:value="56.3224" calcext:value-type="float">
            <text:p>56.32</text:p>
          </table:table-cell>
        </table:table-row>
      </table:table>
      <table:table table:name="Results for Paper - PairWise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9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81"/>
        <table:table-row table:style-name="ro1">
          <table:table-cell table:style-name="ce74" office:value-type="string" calcext:value-type="string" table:number-columns-spanned="3" table:number-rows-spanned="3">
            <text:p>FV – One vector per video. </text:p>
            <text:p>Parameter C = 0.1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PCA: 90% of Energy. Parameter C = 10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Random Projection.</text:p>
            <text:p> Parameter C = 10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76" office:value-type="float" office:value="35.5556" calcext:value-type="float">
            <text:p>35.5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76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76" office:value-type="float" office:value="67.619" calcext:value-type="float">
            <text:p>67.62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8.5714" calcext:value-type="float">
            <text:p>48.5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5.7143" calcext:value-type="float">
            <text:p>45.71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76"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76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76" office:value-type="float" office:value="40" calcext:value-type="float">
            <text:p>40.00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33.3333" calcext:value-type="float">
            <text:p>33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2.2222" calcext:value-type="float">
            <text:p>42.2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76"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76" office:value-type="float" office:value="64.4444" calcext:value-type="float">
            <text:p>64.44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76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28.8889" calcext:value-type="float">
            <text:p>28.89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C8:.C17])" office:value-type="float" office:value="52.09523" calcext:value-type="float">
            <text:p>52.10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G8:.G17])" office:value-type="float" office:value="50.41271" calcext:value-type="float">
            <text:p>50.4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K8:.K17])" office:value-type="float" office:value="51.90475" calcext:value-type="float">
            <text:p>51.90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C8:.C17])" office:value-type="float" office:value="11.4808072174632" calcext:value-type="float">
            <text:p>11.48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G8:.G17])" office:value-type="float" office:value="11.6255954199201" calcext:value-type="float">
            <text:p>11.63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K8:.K17])" office:value-type="float" office:value="9.27029256774923" calcext:value-type="float">
            <text:p>9.27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76" office:value-type="float" office:value="31.1111" calcext:value-type="float">
            <text:p>3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79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76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80" office:value-type="float" office:value="71.1111" calcext:value-type="float">
            <text:p>71.11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79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78" office:value-type="float" office:value="68.5714" calcext:value-type="float">
            <text:p>68.5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2.8571" calcext:value-type="float">
            <text:p>42.86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79" office:value-type="float" office:value="52.381" calcext:value-type="float">
            <text:p>52.3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78"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79"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76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79" office:value-type="float" office:value="42.2222" calcext:value-type="float">
            <text:p>42.22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76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79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78"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79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78" office:value-type="float" office:value="64.4444" calcext:value-type="float">
            <text:p>64.44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79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76" office:value-type="float" office:value="44.4444" calcext:value-type="float">
            <text:p>44.44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79" office:value-type="float" office:value="64.4444" calcext:value-type="float">
            <text:p>64.44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79" office:value-type="float" office:value="35.5556" calcext:value-type="float">
            <text:p>35.56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24:.C33])" office:value-type="float" office:value="52.6349" calcext:value-type="float">
            <text:p>52.63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G24:.G33])" office:value-type="float" office:value="56.73016" calcext:value-type="float">
            <text:p>56.73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24:.K33])" office:value-type="float" office:value="53.68254" calcext:value-type="float">
            <text:p>53.68</text:p>
          </table:table-cell>
        </table:table-row>
        <table:table-row table:style-name="ro8"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C24:.C33])" office:value-type="float" office:value="13.2099820586975" calcext:value-type="float">
            <text:p>13.21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G24:.G33])" office:value-type="float" office:value="13.1020958342295" calcext:value-type="float">
            <text:p>13.10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K24:.K33])" office:value-type="float" office:value="10.2623002814725" calcext:value-type="float">
            <text:p>10.26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3.3333" calcext:value-type="float">
            <text:p>3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3.8095" calcext:value-type="float">
            <text:p>63.8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8.0952" calcext:value-type="float">
            <text:p>38.10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8.0952" calcext:value-type="float">
            <text:p>38.1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24.4444" calcext:value-type="float">
            <text:p>24.4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3.3333" calcext:value-type="float">
            <text:p>73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1.1111" calcext:value-type="float">
            <text:p>51.1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40:.C49])" office:value-type="float" office:value="52.15872" calcext:value-type="float">
            <text:p>52.16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G40:.G49])" office:value-type="float" office:value="51.80951" calcext:value-type="float">
            <text:p>51.8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40:.K49])" office:value-type="float" office:value="46.92062" calcext:value-type="float">
            <text:p>46.92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C40:.C49])" office:value-type="float" office:value="12.2934227543566" calcext:value-type="float">
            <text:p>12.29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G40:.G49])" office:value-type="float" office:value="11.9514006095474" calcext:value-type="float">
            <text:p>11.95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K40:.K49])" office:value-type="float" office:value="16.8548652799125" calcext:value-type="float">
            <text:p>16.85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1.1111" calcext:value-type="float">
            <text:p>3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5.5556" calcext:value-type="float">
            <text:p>55.56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4.7619" calcext:value-type="float">
            <text:p>64.76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0.9524" calcext:value-type="float">
            <text:p>40.95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4.2857" calcext:value-type="float">
            <text:p>54.29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24.4444" calcext:value-type="float">
            <text:p>24.4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5.5556" calcext:value-type="float">
            <text:p>55.56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73.3333" calcext:value-type="float">
            <text:p>73.3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4.4444" calcext:value-type="float">
            <text:p>44.44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4.4444" calcext:value-type="float">
            <text:p>44.44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68.8889" calcext:value-type="float">
            <text:p>68.89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2.2222" calcext:value-type="float">
            <text:p>42.22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C56:.C65])" office:value-type="float" office:value="52.03173" calcext:value-type="float">
            <text:p>52.03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G56:.G65])" office:value-type="float" office:value="50.98413" calcext:value-type="float">
            <text:p>50.98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K56:.K65])" office:value-type="float" office:value="47.87301" calcext:value-type="float">
            <text:p>47.87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C56:.C65])" office:value-type="float" office:value="14.1715625681268" calcext:value-type="float">
            <text:p>14.17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G56:.G65])" office:value-type="float" office:value="9.7391346178475" calcext:value-type="float">
            <text:p>9.74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K56:.K65])" office:value-type="float" office:value="13.3910116216853" calcext:value-type="float">
            <text:p>13.39</text:p>
          </table:table-cell>
        </table:table-row>
      </table:table>
      <table:table table:name="Results for Paper - ListWise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7"/>
        <table:table-row table:style-name="ro1">
          <table:table-cell table:style-name="ce74" office:value-type="string" calcext:value-type="string" table:number-columns-spanned="3" table:number-rows-spanned="3">
            <text:p>FV – One vector per video. </text:p>
            <text:p>Parameter C = 0.1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PCA: 90% of Energy. Parameter C = 10</text:p>
          </table:table-cell>
          <table:covered-table-cell table:number-columns-repeated="2" table:style-name="Default"/>
          <table:table-cell/>
          <table:table-cell table:style-name="ce49" office:value-type="string" calcext:value-type="string" table:number-columns-spanned="3" table:number-rows-spanned="3">
            <text:p>SFV – Segment Length = 5 frames for layer 1. Random Projection.</text:p>
            <text:p> Parameter C = 10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28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4877" calcext:value-type="float">
            <text:p>47.4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9.0653" calcext:value-type="float">
            <text:p>59.0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8.7265" calcext:value-type="float">
            <text:p>58.7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6.1331" calcext:value-type="float">
            <text:p>56.13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62.8973" calcext:value-type="float">
            <text:p>62.9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5.9292" calcext:value-type="float">
            <text:p>85.9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59.6167" calcext:value-type="float">
            <text:p>59.62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2.6771" calcext:value-type="float">
            <text:p>42.6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0.127" calcext:value-type="float">
            <text:p>80.1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9.508" calcext:value-type="float">
            <text:p>79.5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8.2158" calcext:value-type="float">
            <text:p>78.22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65.7654" calcext:value-type="float">
            <text:p>65.7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6.527" calcext:value-type="float">
            <text:p>66.5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1.6454" calcext:value-type="float">
            <text:p>41.65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4.7159" calcext:value-type="float">
            <text:p>44.7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2.8471" calcext:value-type="float">
            <text:p>42.85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4957" calcext:value-type="float">
            <text:p>46.5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62.3369" calcext:value-type="float">
            <text:p>62.3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9775" calcext:value-type="float">
            <text:p>55.98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2.1857" calcext:value-type="float">
            <text:p>52.19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1.6076" calcext:value-type="float">
            <text:p>61.6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9547" calcext:value-type="float">
            <text:p>57.9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2.805" calcext:value-type="float">
            <text:p>82.8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62.2597" calcext:value-type="float">
            <text:p>62.2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7.8969" calcext:value-type="float">
            <text:p>57.9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79.421" calcext:value-type="float">
            <text:p>79.4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4.7452" calcext:value-type="float">
            <text:p>74.7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0.1296" calcext:value-type="float">
            <text:p>40.1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8.7336" calcext:value-type="float">
            <text:p>58.7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C8:.C17])" office:value-type="float" office:value="59.00342" calcext:value-type="float">
            <text:p>59.00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G8:.G17])" office:value-type="float" office:value="56.54805" calcext:value-type="float">
            <text:p>56.5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6" table:formula="of:=AVERAGE([.K8:.K17])" office:value-type="float" office:value="66.42849" calcext:value-type="float">
            <text:p>66.4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C8:.C17])" office:value-type="float" office:value="8.69620556651642" calcext:value-type="float">
            <text:p>8.70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G8:.G17])" office:value-type="float" office:value="12.1435700557263" calcext:value-type="float">
            <text:p>12.14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6" table:formula="of:=STDEV([.K8:.K17])" office:value-type="float" office:value="16.5890514624991" calcext:value-type="float">
            <text:p>16.59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256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7.7105" calcext:value-type="float">
            <text:p>77.7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4.0626" calcext:value-type="float">
            <text:p>54.06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7.0148" calcext:value-type="float">
            <text:p>57.01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8.9497" calcext:value-type="float">
            <text:p>78.95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57.7045" calcext:value-type="float">
            <text:p>57.7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79.2147" calcext:value-type="float">
            <text:p>79.2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9657" calcext:value-type="float">
            <text:p>52.9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9.78" calcext:value-type="float">
            <text:p>39.7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2.7778" calcext:value-type="float">
            <text:p>62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9.7986" calcext:value-type="float">
            <text:p>59.8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3.1941" calcext:value-type="float">
            <text:p>73.1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4.3743" calcext:value-type="float">
            <text:p>44.3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328" calcext:value-type="float">
            <text:p>48.8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4.7065" calcext:value-type="float">
            <text:p>44.71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4.9538" calcext:value-type="float">
            <text:p>64.95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62.5141" calcext:value-type="float">
            <text:p>62.5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2.9274" calcext:value-type="float">
            <text:p>82.9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2.9078" calcext:value-type="float">
            <text:p>82.9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59.5833" calcext:value-type="float">
            <text:p>59.5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7.0191" calcext:value-type="float">
            <text:p>87.0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7.6689" calcext:value-type="float">
            <text:p>47.67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52.0565" calcext:value-type="float">
            <text:p>52.0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1.69" calcext:value-type="float">
            <text:p>51.6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0.2047" calcext:value-type="float">
            <text:p>80.2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74.8474" calcext:value-type="float">
            <text:p>74.8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3783" calcext:value-type="float">
            <text:p>77.38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3.2287" calcext:value-type="float">
            <text:p>43.2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24:.C33])" office:value-type="float" office:value="60.77311" calcext:value-type="float">
            <text:p>60.77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82" table:formula="of:=AVERAGE([.G24:.G33])" office:value-type="float" office:value="66.04993" calcext:value-type="float">
            <text:p>66.0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24:.K33])" office:value-type="float" office:value="57.91424" calcext:value-type="float">
            <text:p>57.91</text:p>
          </table:table-cell>
        </table:table-row>
        <table:table-row table:style-name="ro8"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C24:.C33])" office:value-type="float" office:value="11.5354462340552" calcext:value-type="float">
            <text:p>11.54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G24:.G33])" office:value-type="float" office:value="16.5621605166751" calcext:value-type="float">
            <text:p>16.56</text:p>
          </table:table-cell>
          <table:table-cell/>
          <table:table-cell table:style-name="ce3"/>
          <table:table-cell table:style-name="ce75" office:value-type="string" calcext:value-type="string">
            <text:p>std</text:p>
          </table:table-cell>
          <table:table-cell table:style-name="ce61" table:formula="of:=STDEV([.K24:.K33])" office:value-type="float" office:value="14.6115756139667" calcext:value-type="float">
            <text:p>14.61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512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3928" calcext:value-type="float">
            <text:p>47.3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8661" calcext:value-type="float">
            <text:p>47.8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9.4972" calcext:value-type="float">
            <text:p>39.5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6.2029" calcext:value-type="float">
            <text:p>56.2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7.0156" calcext:value-type="float">
            <text:p>47.0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9.4635" calcext:value-type="float">
            <text:p>89.46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4.7943" calcext:value-type="float">
            <text:p>64.79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7.94" calcext:value-type="float">
            <text:p>37.9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5.7389" calcext:value-type="float">
            <text:p>35.74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3.037" calcext:value-type="float">
            <text:p>53.0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55.2615" calcext:value-type="float">
            <text:p>55.26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39.2387" calcext:value-type="float">
            <text:p>39.2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3.3818" calcext:value-type="float">
            <text:p>73.3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75.8553" calcext:value-type="float">
            <text:p>75.86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2.9945" calcext:value-type="float">
            <text:p>62.99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4.7427" calcext:value-type="float">
            <text:p>84.7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1.6221" calcext:value-type="float">
            <text:p>71.6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9.2002" calcext:value-type="float">
            <text:p>59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0.2048" calcext:value-type="float">
            <text:p>60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8.6621" calcext:value-type="float">
            <text:p>68.6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2.0317" calcext:value-type="float">
            <text:p>62.0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8.3017" calcext:value-type="float">
            <text:p>58.3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46.8018" calcext:value-type="float">
            <text:p>46.80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51.3121" calcext:value-type="float">
            <text:p>51.3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8.7549" calcext:value-type="float">
            <text:p>48.75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5.1151" calcext:value-type="float">
            <text:p>95.1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5.7198" calcext:value-type="float">
            <text:p>95.7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7.1698" calcext:value-type="float">
            <text:p>57.1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0.1738" calcext:value-type="float">
            <text:p>50.17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C40:.C49])" office:value-type="float" office:value="60.96516" calcext:value-type="float">
            <text:p>60.97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G40:.G49])" office:value-type="float" office:value="57.31124" calcext:value-type="float">
            <text:p>57.3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61" table:formula="of:=AVERAGE([.K40:.K49])" office:value-type="float" office:value="59.93077" calcext:value-type="float">
            <text:p>59.93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C40:.C49])" office:value-type="float" office:value="14.7228462643154" calcext:value-type="float">
            <text:p>14.72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G40:.G49])" office:value-type="float" office:value="13.9587052280965" calcext:value-type="float">
            <text:p>13.96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61" table:formula="of:=STDEV([.K40:.K49])" office:value-type="float" office:value="21.1632186583258" calcext:value-type="float">
            <text:p>21.16</text:p>
          </table:table-cell>
        </table:table-row>
        <table:table-row table:style-name="ro1" table:number-rows-repeated="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  <table:table-cell/>
          <table:table-cell table:style-name="ce2" office:value-type="string" calcext:value-type="string" table:number-columns-spanned="3" table:number-rows-spanned="2">
            <text:p>K = 1024</text:p>
          </table:table-cell>
          <table:covered-table-cell table:style-name="ce3"/>
          <table:covered-table-cell table:style-name="ce10"/>
        </table:table-row>
        <table:table-row table:style-name="ro1"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  <table:table-cell/>
          <table:covered-table-cell table:number-columns-repeated="2" table:style-name="ce3"/>
          <table:covered-table-cell table:style-name="ce11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3.4797" calcext:value-type="float">
            <text:p>43.48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6.0009" calcext:value-type="float">
            <text:p>46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6.1738" calcext:value-type="float">
            <text:p>56.17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6.4995" calcext:value-type="float">
            <text:p>86.5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8.691" calcext:value-type="float">
            <text:p>78.69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5.4777" calcext:value-type="float">
            <text:p>65.4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37.6418" calcext:value-type="float">
            <text:p>37.6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3.4123" calcext:value-type="float">
            <text:p>53.41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55.2273" calcext:value-type="float">
            <text:p>55.23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48.8238" calcext:value-type="float">
            <text:p>48.82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39.5558" calcext:value-type="float">
            <text:p>39.56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62.0198" calcext:value-type="float">
            <text:p>62.02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1.9515" calcext:value-type="float">
            <text:p>61.95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9.0694" calcext:value-type="float">
            <text:p>59.07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50.328" calcext:value-type="float">
            <text:p>50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8.9857" calcext:value-type="float">
            <text:p>48.99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63.5666" calcext:value-type="float">
            <text:p>63.57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60.4375" calcext:value-type="float">
            <text:p>60.4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69.0509" calcext:value-type="float">
            <text:p>69.05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40.7572" calcext:value-type="float">
            <text:p>40.7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9.6242" calcext:value-type="float">
            <text:p>69.6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.4504" calcext:value-type="float">
            <text:p>60.4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5.4805" calcext:value-type="float">
            <text:p>55.48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6.5019" calcext:value-type="float">
            <text:p>46.5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52.2052" calcext:value-type="float">
            <text:p>52.2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5.9942" calcext:value-type="float">
            <text:p>85.99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5.8426" calcext:value-type="float">
            <text:p>95.8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50.3354" calcext:value-type="float">
            <text:p>50.3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40.6961" calcext:value-type="float">
            <text:p>40.70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C56:.C65])" office:value-type="float" office:value="60.8994" calcext:value-type="float">
            <text:p>60.90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G56:.G65])" office:value-type="float" office:value="55.94239" calcext:value-type="float">
            <text:p>55.94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45" table:formula="of:=AVERAGE([.K56:.K65])" office:value-type="float" office:value="56.3224" calcext:value-type="float">
            <text:p>56.32</text:p>
          </table:table-cell>
        </table:table-row>
        <table:table-row table:style-name="ro8"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C56:.C65])" office:value-type="float" office:value="14.4391759427838" calcext:value-type="float">
            <text:p>14.44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G56:.G65])" office:value-type="float" office:value="14.1291919435889" calcext:value-type="float">
            <text:p>14.13</text:p>
          </table:table-cell>
          <table:table-cell/>
          <table:table-cell table:style-name="ce3"/>
          <table:table-cell table:style-name="ce40" office:value-type="string" calcext:value-type="string">
            <text:p>std</text:p>
          </table:table-cell>
          <table:table-cell table:style-name="ce45" table:formula="of:=STDEV([.K56:.K65])" office:value-type="float" office:value="16.0695738794365" calcext:value-type="float">
            <text:p>16.07</text:p>
          </table:table-cell>
        </table:table-row>
      </table:table>
      <table:table table:name="RunList" table:style-name="ta1">
        <table:table-column table:style-name="co1" table:number-columns-repeated="2" table:default-cell-style-name="Default"/>
        <table:table-column table:style-name="co1" table:default-cell-style-name="ce6"/>
        <table:table-row table:style-name="ro1" table:number-rows-repeated="9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/>
          <table:table-cell office:value-type="string" calcext:value-type="string">
            <text:p>Run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/>
          <table:table-cell office:value-type="string" calcext:value-type="string">
            <text:p>Run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office:value-type="string" calcext:value-type="string">
            <text:p>Run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Run7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/>
          <table:table-cell office:value-type="string" calcext:value-type="string">
            <text:p>Run8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/>
          <table:table-cell office:value-type="string" calcext:value-type="string">
            <text:p>Run9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/>
          <table:table-cell office:value-type="string" calcext:value-type="string">
            <text:p>Run10</text:p>
          </table:table-cell>
          <table:table-cell office:value-type="float" office:value="1996" calcext:value-type="float">
            <text:p>1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744cm" fo:margin-bottom="0.818cm" fo:margin-left="3.833cm" fo:margin-right="4.078cm" style:shadow="none" fo:background-color="transparent" style:scale-to="85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21:07:29.048123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5-18T21:16:49.977986654</dc:date>
    <meta:editing-duration>P2DT7H35M50S</meta:editing-duration>
    <meta:editing-cycles>126</meta:editing-cycles>
    <meta:generator>LibreOffice/4.2.8.2$Linux_X86_64 LibreOffice_project/420m0$Build-2</meta:generator>
    <meta:print-date>2016-03-29T14:05:14.720502845</meta:print-date>
    <meta:document-statistic meta:table-count="7" meta:cell-count="2745" meta:object-count="0"/>
  </office:meta>
</office:document-meta>
</file>